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text-align="justify" style:justify-single-word="false"/>
      <style:text-properties style:font-name="Times New Roman" fo:font-size="12pt" style:font-size-asian="12pt" style:font-size-complex="12pt"/>
    </style:style>
    <style:style style:name="P6"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Standard">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style>
    <style:style style:name="P10" style:family="paragraph" style:parent-style-name="Standard">
      <style:text-properties fo:color="#008000" style:font-name="Times New Roman" fo:font-size="12pt" fo:background-color="#ffffff" style:font-size-asian="12pt" style:font-size-complex="12pt"/>
    </style:style>
    <style:style style:name="P11" style:family="paragraph" style:parent-style-name="Standard">
      <style:text-properties fo:color="#008000" style:font-name="Times New Roman" fo:font-size="12pt" style:font-size-asian="12pt" style:font-size-complex="12pt"/>
    </style:style>
    <style:style style:name="P12" style:family="paragraph" style:parent-style-name="Standard">
      <style:text-properties fo:color="#008000"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color="#008000" style:font-name="Times New Roman" fo:font-size="12pt" fo:font-style="italic" style:font-size-asian="12pt" style:font-style-asian="italic" style:font-size-complex="12pt" style:font-style-complex="italic"/>
    </style:style>
    <style:style style:name="P14"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15"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variant="normal" fo:text-transform="none" fo:color="#000000" fo:font-style="normal"/>
    </style:style>
    <style:style style:name="P17"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8" style:family="paragraph" style:parent-style-name="Standard" style:list-style-name="L2">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Standard">
      <style:text-properties style:font-name="Times New Roman" fo:font-size="12pt" fo:font-style="normal" fo:font-weight="normal" style:font-size-asian="12pt" style:font-size-complex="12pt"/>
    </style:style>
    <style:style style:name="P20" style:family="paragraph" style:parent-style-name="Standard">
      <style:text-properties fo:color="#4a55db" style:font-name="Times New Roman" fo:font-size="12pt" fo:font-style="normal" fo:font-weight="normal" style:font-size-asian="12pt" style:font-size-complex="12pt"/>
    </style:style>
    <style:style style:name="P21" style:family="paragraph" style:parent-style-name="Standard">
      <style:text-properties fo:color="#008000" style:font-name="Times New Roman" fo:font-size="12pt" fo:font-style="italic" fo:font-weight="normal" style:font-size-asian="12pt" style:font-style-asian="italic" style:font-size-complex="12pt" style:font-style-complex="italic"/>
    </style:style>
    <style:style style:name="T1" style:family="text">
      <style:text-properties fo:color="#000000"/>
    </style:style>
    <style:style style:name="T2" style:family="text">
      <style:text-properties fo:color="#000000" fo:font-style="normal" fo:font-weight="normal"/>
    </style:style>
    <style:style style:name="T3" style:family="text">
      <style:text-properties fo:color="#4a55db"/>
    </style:style>
    <style:style style:name="T4" style:family="text">
      <style:text-properties fo:color="#4a55db" fo:font-style="normal" fo:font-weight="normal"/>
    </style:style>
    <style:style style:name="T5" style:family="text">
      <style:text-properties fo:color="#bc8f8f"/>
    </style:style>
    <style:style style:name="T6" style:family="text">
      <style:text-properties fo:color="#bc8f8f" fo:font-style="normal" fo:font-weight="normal"/>
    </style:style>
    <style:style style:name="T7" style:family="text">
      <style:text-properties fo:color="#5c5c5c"/>
    </style:style>
    <style:style style:name="T8" style:family="text">
      <style:text-properties fo:color="#5c5c5c" fo:font-style="normal" fo:font-weight="normal"/>
    </style:style>
    <style:style style:name="T9" style:family="text">
      <style:text-properties fo:color="#ffaa00"/>
    </style:style>
    <style:style style:name="T10" style:family="text">
      <style:text-properties fo:color="#ffaa00" fo:font-style="normal" fo:font-weight="normal"/>
    </style:style>
    <style:style style:name="T11" style:family="text">
      <style:text-properties fo:font-variant="normal" fo:text-transform="none" fo:color="#000000" fo:font-style="normal"/>
    </style:style>
    <style:style style:name="T12" style:family="text">
      <style:text-properties fo:font-variant="normal" fo:text-transform="none" fo:color="#4a55db" fo:font-style="normal"/>
    </style:style>
    <style:style style:name="T13" style:family="text">
      <style:text-properties fo:font-variant="normal" fo:text-transform="none" fo:color="#bc8f8f" fo:font-style="normal"/>
    </style:style>
    <style:style style:name="T14" style:family="text">
      <style:text-properties fo:font-variant="normal" fo:text-transform="none" fo:color="#5c5c5c" fo:font-style="normal"/>
    </style:style>
    <style:style style:name="T15" style:family="text">
      <style:text-properties fo:font-variant="normal" fo:text-transform="none" fo:color="#ffaa00" fo:font-style="normal"/>
    </style:style>
    <style:style style:name="T16" style:family="text">
      <style:text-properties fo:font-variant="normal" fo:text-transform="none" fo:font-style="normal"/>
    </style:style>
    <style:style style:name="T17" style:family="text">
      <style:text-properties style:text-underline-style="solid" style:text-underline-width="auto" style:text-underline-color="font-color"/>
    </style:style>
    <style:style style:name="T18" style:family="text">
      <style:text-properties fo:color="#b01813"/>
    </style:style>
    <style:style style:name="T19" style:family="text">
      <style:text-properties fo:color="#834310" fo:font-weight="bold"/>
    </style:style>
    <style:style style:name="T20" style:family="text">
      <style:text-properties fo:color="#834310" fo:font-style="normal" fo:font-weight="bold"/>
    </style:style>
    <style:style style:name="T21" style:family="text">
      <style:text-properties fo:font-style="normal" fo:font-weight="normal"/>
    </style:style>
    <style:style style:name="T22" style:family="text">
      <style:text-properties fo:color="#a020f0" fo:font-style="normal" fo:font-weight="normal"/>
    </style:style>
    <style:style style:name="T23" style:family="text">
      <style:text-properties fo:font-style="italic" fo:font-weight="normal" style:font-style-asian="italic" style:font-style-complex="italic"/>
    </style:style>
    <style:style style:name="T24" style:family="text">
      <style:text-properties fo:font-style="italic" style:font-style-asian="italic" style:font-style-complex="italic"/>
    </style:style>
    <style:style style:name="T25" style:family="text">
      <style:text-properties fo:color="#5f9ea0" fo:font-style="normal" fo:font-weight="normal"/>
    </style:style>
    <style:style style:name="T26" style:family="text">
      <style:text-properties style:font-name="Times New Roman" fo:font-size="12pt" style:font-size-asian="12pt" style:font-size-complex="12pt"/>
    </style:style>
    <style:style style:name="T27" style:family="text">
      <style:text-properties style:font-name="Times New Roman" fo:font-size="12pt" fo:font-weight="normal" style:font-size-asian="12pt" style:font-weight-asian="normal" style:font-size-complex="12pt" style:font-weight-complex="normal"/>
    </style:style>
    <style:style style:name="T28" style:family="text">
      <style:text-properties style:font-name="Times New Roman" fo:font-size="12pt" fo:font-weight="bold" style:font-size-asian="12pt" style:font-weight-asian="bold" style:font-size-complex="12pt" style:font-weight-complex="bold"/>
    </style:style>
    <style:style style:name="T29" style:family="text">
      <style:text-properties fo:color="#008000" fo:font-style="italic" fo:font-weight="normal"/>
    </style:style>
    <style:style style:name="T30" style:family="text">
      <style:text-properties fo:color="#008000" fo:font-style="italic" fo:font-weight="normal" style:font-style-asian="italic" style:font-style-complex="italic"/>
    </style:style>
    <style:style style:name="T31"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DF : TP 6 : Classement de caractères manuscrits</text:p>
      <text:p text:style-name="Standard"/>
      <text:p text:style-name="Standard">binôme : Aurore Allart et Benjamin Ruytoor</text:p>
      <text:p text:style-name="Standard">date : 5 mars 2013</text:p>
      <text:p text:style-name="Standard"/>
      <text:p text:style-name="P2">Introduction</text:p>
      <text:p text:style-name="P9"><text:tab/>Dans ce TP, nous allons utiliser et évaluer les algorithmes kNN et Naïve Bayes, pour automatiser la reconnaissance et le classement de caractères manuscrits. </text:p>
      <text:p text:style-name="P9"><text:tab/>L'algorithme kNN est une méthode de classification supervisée en prenant les k plus proches voisins de x. Par exemple, si on a k = 3 (donc 3 chiffres autour de x), et que ces chiffres sont 1,2,2, alors x fait partie de la classe des 2.</text:p>
      <text:p text:style-name="P9"><text:tab/>La classification de Naïve Bayes est un type de classification probabiliste simple basée sur le théorème de Bayes avec une forte indépendance des hypothèses. </text:p>
      <text:p text:style-name="P9"/>
      <text:list xml:id="list33374405" text:style-name="L1">
        <text:list-item>
          <text:p text:style-name="P15">Visualiser les Données</text:p>
        </text:list-item>
      </text:list>
      <text:p text:style-name="P9"><text:tab/>Pour visualiser les autres chiffres, par exemple le chiffre 1, on modifie dans les instructions suivantes :</text:p>
      <text:p text:style-name="P9"/>
      <text:p text:style-name="P9"><text:span text:style-name="T1">loadmatfile</text:span><text:span text:style-name="T3">(</text:span><text:span text:style-name="T5">'mnist_all.mat'</text:span><text:span text:style-name="T3">)</text:span><text:span text:style-name="T1">;</text:span></text:p>
      <text:p text:style-name="P9"><text:span text:style-name="T1">y</text:span> <text:span text:style-name="T7">=</text:span> <text:span text:style-name="T1">matrix</text:span><text:span text:style-name="T3">(</text:span><text:span text:style-name="T1">train0</text:span><text:span text:style-name="T3">(</text:span><text:span text:style-name="T5">1</text:span><text:span text:style-name="T1">,</text:span><text:span text:style-name="T9">:</text:span><text:span text:style-name="T3">)</text:span><text:span text:style-name="T1">,</text:span><text:span text:style-name="T5">28</text:span><text:span text:style-name="T1">,</text:span><text:span text:style-name="T5">28</text:span><text:span text:style-name="T3">)</text:span><text:span text:style-name="T1">;</text:span></text:p>
      <text:p text:style-name="P9"><text:span text:style-name="T11">Matplot</text:span><text:span text:style-name="T12">(</text:span><text:span text:style-name="T11">y</text:span><text:span text:style-name="T12">)</text:span><text:span text:style-name="T11">;</text:span></text:p>
      <text:p text:style-name="P9"/>
      <text:p text:style-name="P9">la ligne, « <text:span text:style-name="T11">y</text:span><text:span text:style-name="T16"> </text:span><text:span text:style-name="T14">=</text:span><text:span text:style-name="T16"> </text:span><text:span text:style-name="T11">matrix</text:span><text:span text:style-name="T12">(</text:span><text:span text:style-name="T11">train0</text:span><text:span text:style-name="T12">(</text:span><text:span text:style-name="T13">1</text:span><text:span text:style-name="T11">,</text:span><text:span text:style-name="T15">:</text:span><text:span text:style-name="T12">)</text:span><text:span text:style-name="T11">,</text:span><text:span text:style-name="T13">28</text:span><text:span text:style-name="T11">,</text:span><text:span text:style-name="T13">28</text:span><text:span text:style-name="T12">)</text:span><text:span text:style-name="T11">; », en changeant 'train0 ' en 'train1'. Ce qui donne : </text:span></text:p>
      <text:p text:style-name="P16"/>
      <text:p text:style-name="P9"><text:span text:style-name="T1">loadmatfile</text:span><text:span text:style-name="T3">(</text:span><text:span text:style-name="T5">'mnist_all.mat'</text:span><text:span text:style-name="T3">)</text:span><text:span text:style-name="T1">;</text:span></text:p>
      <text:p text:style-name="P9"><text:span text:style-name="T1">y</text:span> <text:span text:style-name="T7">=</text:span> <text:span text:style-name="T1">matrix</text:span><text:span text:style-name="T3">(</text:span><text:span text:style-name="T1">train1</text:span><text:span text:style-name="T3">(</text:span><text:span text:style-name="T5">1</text:span><text:span text:style-name="T1">,</text:span><text:span text:style-name="T9">:</text:span><text:span text:style-name="T3">)</text:span><text:span text:style-name="T1">,</text:span><text:span text:style-name="T5">28</text:span><text:span text:style-name="T1">,</text:span><text:span text:style-name="T5">28</text:span><text:span text:style-name="T3">)</text:span><text:span text:style-name="T1">;</text:span></text:p>
      <text:p text:style-name="P9"><text:span text:style-name="T11">Matplot</text:span><text:span text:style-name="T12">(</text:span><text:span text:style-name="T11">y</text:span><text:span text:style-name="T12">)</text:span><text:span text:style-name="T11">;</text:span></text:p>
      <text:p text:style-name="P16"/>
      <text:list xml:id="list33491072" text:continue-numbering="true" text:style-name="L1">
        <text:list-item>
          <text:p text:style-name="P15">L'algorithme de plus proche voisin ou kNN</text:p>
        </text:list-item>
      </text:list>
      <text:p text:style-name="P1">Question 1 : </text:p>
      <text:p text:style-name="P9"><text:tab/>Les résultats de la distance changent si on prend d² ou d. Cependant cela n'a pas d’importance pour la suite du programme, car on utilise pas la distance dans un calcul mais juste <text:span text:style-name="T26">pour comparer les distances entres eux. </text:span></text:p>
      <text:p text:style-name="P5"/>
      <text:p text:style-name="P9"><text:span text:style-name="T28">Question 2 : </text:span><text:span text:style-name="T27">(voir page suivante)</text:span></text:p>
      <text:p text:style-name="P8"><text:tab/>Pour une meilleure lisibilité du code, nous l'avons sur une page. Voici les erreurs moyennes : </text:p>
      <text:list xml:id="list33364822" text:style-name="L2">
        <text:list-item>
          <text:p text:style-name="P18">pour k = 1 et n = 200 : e = 9,42 %</text:p>
        </text:list-item>
        <text:list-item>
          <text:p text:style-name="P18">pour k = 3 et n = 200 : e = 10,38 %.</text:p>
        </text:list-item>
        <text:list-item>
          <text:p text:style-name="P18">pour k = 5 et n = 200 : e = 13,6 %.</text:p>
        </text:list-item>
      </text:list>
      <text:p text:style-name="P8"/>
      <text:p text:style-name="P6">Question 3 : </text:p>
      <text:p text:style-name="P8"><text:tab/>Cette approche est bien supervisée, car on utiliser une classification supervisée pour retrouver la forme du chiffre. Une classification supervisée c'est une technique de classement automatique où l'on cherche à produire des règles à partir d'une base de données contenant des « exemples ». Dans notre cas, on a une base de données de 200 images de chaque chiffre, et on teste si x fait parti d'une classe de ses chiffres.</text:p>
      <text:p text:style-name="P14">Question 2 :</text:p>
      <text:p text:style-name="P7">Voici le code la fonction kNN ainsi que celui du calcul de l'erreur de classement : </text:p>
      <text:p text:style-name="P7"/>
      <text:p text:style-name="P12">//fonction kNN</text:p>
      <text:p text:style-name="P4"><text:span text:style-name="T18">function</text:span> <text:span text:style-name="T19">retour</text:span><text:span text:style-name="T7">=</text:span><text:span text:style-name="T17">kNN</text:span><text:span text:style-name="T3">(</text:span><text:span text:style-name="T19">x_train</text:span>, <text:span text:style-name="T19">y_train</text:span>, <text:span text:style-name="T19">x_test</text:span>, <text:span text:style-name="T19">k</text:span><text:span text:style-name="T3">)</text:span></text:p>
      <text:p text:style-name="P4"><text:s text:c="4"/><text:span text:style-name="T20">retour</text:span><text:span text:style-name="T8">=</text:span><text:span text:style-name="T21">zeros</text:span><text:span text:style-name="T4">(</text:span><text:span text:style-name="T21">size</text:span><text:span text:style-name="T4">(</text:span><text:span text:style-name="T20">x_test</text:span><text:span text:style-name="T21">,</text:span><text:span text:style-name="T6">1</text:span><text:span text:style-name="T4">)</text:span><text:span text:style-name="T21">,</text:span><text:span text:style-name="T6">1</text:span><text:span text:style-name="T4">)</text:span><text:span text:style-name="T21">;</text:span></text:p>
      <text:p text:style-name="P4"><text:s text:c="4"/><text:span text:style-name="T22">for</text:span><text:span text:style-name="T21"> i</text:span><text:span text:style-name="T8">=</text:span><text:span text:style-name="T6">1</text:span><text:span text:style-name="T21"> </text:span><text:span text:style-name="T10">:</text:span><text:span text:style-name="T21">size</text:span><text:span text:style-name="T4">(</text:span><text:span text:style-name="T20">x_test</text:span><text:span text:style-name="T21">,</text:span><text:span text:style-name="T6">1</text:span><text:span text:style-name="T4">)</text:span></text:p>
      <text:p text:style-name="P10"><text:span text:style-name="T21"><text:s/></text:span><text:span text:style-name="T23"><text:s text:c="7"/>//cree un tableau qui stock la classe des k plus proches voisins</text:span></text:p>
      <text:p text:style-name="P4"><text:span text:style-name="T24"><text:s/></text:span><text:s text:c="7"/><text:span text:style-name="T21">x_tmpTab</text:span><text:span text:style-name="T8">=</text:span><text:span text:style-name="T21">ones</text:span><text:span text:style-name="T4">(</text:span><text:span text:style-name="T20">k</text:span><text:span text:style-name="T21">,</text:span><text:span text:style-name="T6">1</text:span><text:span text:style-name="T4">)</text:span><text:span text:style-name="T8">.*</text:span><text:span text:style-name="T6">99999999999</text:span><text:span text:style-name="T21">;</text:span></text:p>
      <text:p text:style-name="P11"><text:span text:style-name="T21"><text:s/></text:span><text:span text:style-name="T23"><text:s text:c="6"/>// cree un tableau qui stock la valeurs des k plus proches voisins</text:span></text:p>
      <text:p text:style-name="P4"><text:span text:style-name="T24"><text:s/></text:span><text:s text:c="7"/><text:span text:style-name="T21">y_tmpTab</text:span><text:span text:style-name="T8">=</text:span><text:span text:style-name="T21">zeros</text:span><text:span text:style-name="T4">(</text:span><text:span text:style-name="T20">k</text:span><text:span text:style-name="T21">,</text:span><text:span text:style-name="T6">1</text:span><text:span text:style-name="T4">)</text:span><text:span text:style-name="T21">;</text:span></text:p>
      <text:p text:style-name="P19"/>
      <text:p text:style-name="P4"><text:s text:c="8"/><text:span text:style-name="T22">for</text:span><text:span text:style-name="T21"> j</text:span><text:span text:style-name="T8">=</text:span><text:span text:style-name="T6">1</text:span><text:span text:style-name="T21"> </text:span><text:span text:style-name="T10">:</text:span><text:span text:style-name="T21">size</text:span><text:span text:style-name="T4">(</text:span><text:span text:style-name="T20">x_train</text:span><text:span text:style-name="T21">,</text:span><text:span text:style-name="T6">1</text:span><text:span text:style-name="T4">)</text:span></text:p>
      <text:p text:style-name="P20"><text:tab/>//calcul de la distance</text:p>
      <text:p text:style-name="P4"><text:s text:c="12"/><text:span text:style-name="T21">distance</text:span><text:span text:style-name="T8">=</text:span><text:span text:style-name="T21">sqrt</text:span><text:span text:style-name="T4">(</text:span><text:span text:style-name="T21">sum</text:span><text:span text:style-name="T4">((</text:span><text:span text:style-name="T20">x_test</text:span><text:span text:style-name="T4">(</text:span><text:span text:style-name="T21">i,</text:span><text:span text:style-name="T10">:</text:span><text:span text:style-name="T4">)</text:span><text:span text:style-name="T8">-</text:span><text:span text:style-name="T20">x_train</text:span><text:span text:style-name="T4">(</text:span><text:span text:style-name="T21">j,</text:span><text:span text:style-name="T10">:</text:span><text:span text:style-name="T4">))</text:span><text:span text:style-name="T8">^</text:span><text:span text:style-name="T6">2</text:span><text:span text:style-name="T4">))</text:span><text:span text:style-name="T21">;</text:span></text:p>
      <text:p text:style-name="P4"><text:s text:c="12"/><text:span text:style-name="T22">if</text:span><text:span text:style-name="T4">(</text:span><text:span text:style-name="T2">distance</text:span><text:span text:style-name="T8">&lt;</text:span><text:span text:style-name="T21">x_tmpTab</text:span><text:span text:style-name="T4">(</text:span><text:span text:style-name="T20">k</text:span><text:span text:style-name="T4">))</text:span><text:span text:style-name="T21"> </text:span><text:span text:style-name="T22">then</text:span><text:span text:style-name="T29">//comparaison avec le voisin le plus éloigné</text:span></text:p>
      <text:p text:style-name="P4"><text:s text:c="16"/><text:span text:style-name="T22">for</text:span><text:span text:style-name="T21"> ii</text:span><text:span text:style-name="T8">=</text:span><text:span text:style-name="T6">1</text:span><text:span text:style-name="T10">:</text:span><text:span text:style-name="T20">k</text:span></text:p>
      <text:p text:style-name="P4"><text:s text:c="20"/><text:span text:style-name="T22">if</text:span><text:span text:style-name="T4">(</text:span><text:span text:style-name="T2">distance</text:span><text:span text:style-name="T8">&lt;</text:span><text:span text:style-name="T21">x_tmpTab</text:span><text:span text:style-name="T4">(</text:span><text:span text:style-name="T21">ii</text:span><text:span text:style-name="T4">))</text:span><text:span text:style-name="T21"> </text:span><text:span text:style-name="T22">then</text:span></text:p>
      <text:p text:style-name="P4"><text:s text:c="24"/><text:span text:style-name="T21">x_tmpTab</text:span><text:span text:style-name="T4">(</text:span><text:span text:style-name="T21">ii</text:span><text:span text:style-name="T4">)</text:span><text:span text:style-name="T8">=</text:span><text:span text:style-name="T2">distance</text:span><text:span text:style-name="T21">;</text:span></text:p>
      <text:p text:style-name="P4"><text:s text:c="24"/><text:span text:style-name="T21">y_tmpTab</text:span><text:span text:style-name="T4">(</text:span><text:span text:style-name="T21">ii</text:span><text:span text:style-name="T4">)</text:span><text:span text:style-name="T8">=</text:span><text:span text:style-name="T20">y_train</text:span><text:span text:style-name="T4">(</text:span><text:span text:style-name="T21">j</text:span><text:span text:style-name="T4">)</text:span><text:span text:style-name="T21">;</text:span></text:p>
      <text:p text:style-name="P4"><text:s text:c="24"/><text:span text:style-name="T25">break</text:span><text:span text:style-name="T21">;</text:span></text:p>
      <text:p text:style-name="P4"><text:s text:c="20"/><text:span text:style-name="T22">end</text:span></text:p>
      <text:p text:style-name="P4"><text:s text:c="16"/><text:span text:style-name="T22">end</text:span></text:p>
      <text:p text:style-name="P4"><text:s text:c="12"/><text:span text:style-name="T22">end</text:span><text:span text:style-name="T29">//fin if </text:span></text:p>
      <text:p text:style-name="P4"/>
      <text:p text:style-name="P4"><text:s text:c="8"/><text:span text:style-name="T22">end</text:span></text:p>
      <text:p text:style-name="P4"><text:s text:c="8"/><text:span text:style-name="T22">if</text:span><text:span text:style-name="T4">(</text:span><text:span text:style-name="T20">k</text:span><text:span text:style-name="T8">==</text:span><text:span text:style-name="T6">1</text:span><text:span text:style-name="T4">)</text:span><text:span text:style-name="T21"> </text:span><text:span text:style-name="T22">then</text:span></text:p>
      <text:p text:style-name="P21"><text:tab/>//classe selectionnee</text:p>
      <text:p text:style-name="P4"><text:s text:c="12"/><text:span text:style-name="T21">selected</text:span><text:span text:style-name="T8">=</text:span><text:span text:style-name="T21">y_tmpTab</text:span><text:span text:style-name="T4">(</text:span><text:span text:style-name="T6">1</text:span><text:span text:style-name="T4">)</text:span><text:span text:style-name="T21">;</text:span></text:p>
      <text:p text:style-name="P4"><text:s text:c="8"/><text:span text:style-name="T22">else</text:span></text:p>
      <text:p text:style-name="P4"><text:s text:c="12"/><text:span text:style-name="T21">m</text:span><text:span text:style-name="T8">=</text:span><text:span text:style-name="T21">tabul</text:span><text:span text:style-name="T4">(</text:span><text:span text:style-name="T21">y_tmpTab,</text:span><text:span text:style-name="T6">'i'</text:span><text:span text:style-name="T4">)</text:span><text:span text:style-name="T21">; </text:span><text:span text:style-name="T30">//liste le nombre de fois qu'un chiffre apparaît</text:span></text:p>
      <text:p text:style-name="P4"><text:s text:c="12"/><text:span text:style-name="T21">selected</text:span><text:span text:style-name="T8">=</text:span><text:span text:style-name="T21">m</text:span><text:span text:style-name="T4">(</text:span><text:span text:style-name="T21">find</text:span><text:span text:style-name="T4">(</text:span><text:span text:style-name="T21">m</text:span><text:span text:style-name="T4">(</text:span><text:span text:style-name="T10">:</text:span><text:span text:style-name="T21">,</text:span><text:span text:style-name="T6">2</text:span><text:span text:style-name="T4">)</text:span><text:span text:style-name="T8">==</text:span><text:span text:style-name="T21">max</text:span><text:span text:style-name="T4">(</text:span><text:span text:style-name="T21">m</text:span><text:span text:style-name="T4">(</text:span><text:span text:style-name="T10">:</text:span><text:span text:style-name="T21">,</text:span><text:span text:style-name="T6">2</text:span><text:span text:style-name="T4">)))</text:span><text:span text:style-name="T21">,</text:span><text:span text:style-name="T6">1</text:span><text:span text:style-name="T4">)</text:span><text:span text:style-name="T21">;</text:span><text:span text:style-name="T29">// tire les scores pour prendre le plus récurrent</text:span></text:p>
      <text:p text:style-name="P4"><text:s text:c="12"/><text:span text:style-name="T22">if</text:span><text:span text:style-name="T4">(</text:span><text:span text:style-name="T21">size</text:span><text:span text:style-name="T4">(</text:span><text:span text:style-name="T21">selected,</text:span><text:span text:style-name="T6">1</text:span><text:span text:style-name="T4">)</text:span><text:span text:style-name="T8">&lt;&gt;</text:span><text:span text:style-name="T6">1</text:span><text:span text:style-name="T4">)</text:span><text:span text:style-name="T21"> </text:span><text:span text:style-name="T22">then</text:span><text:span text:style-name="T21"> </text:span><text:span text:style-name="T29">// si il y a la même récurrence pour différents scores</text:span></text:p>
      <text:p text:style-name="P4"><text:s text:c="16"/><text:span text:style-name="T21">selected</text:span><text:span text:style-name="T8">=</text:span><text:span text:style-name="T21">y_tmpTab</text:span><text:span text:style-name="T4">(</text:span><text:span text:style-name="T6">1</text:span><text:span text:style-name="T4">)</text:span><text:span text:style-name="T21">;</text:span></text:p>
      <text:p text:style-name="P4"><text:s text:c="12"/><text:span text:style-name="T22">end</text:span></text:p>
      <text:p text:style-name="P4"><text:s text:c="8"/><text:span text:style-name="T22">end</text:span></text:p>
      <text:p text:style-name="P4"><text:s text:c="8"/><text:span text:style-name="T20">retour</text:span><text:span text:style-name="T4">(</text:span><text:span text:style-name="T21">i</text:span><text:span text:style-name="T4">)</text:span><text:span text:style-name="T8">=</text:span><text:span text:style-name="T21">selected;</text:span></text:p>
      <text:p text:style-name="P4"><text:s text:c="4"/><text:span text:style-name="T22">end</text:span></text:p>
      <text:p text:style-name="P4">endfunction</text:p>
      <text:p text:style-name="P4"/>
      <text:p text:style-name="P13">//calcul l'erreur de classement</text:p>
      <text:p text:style-name="P4"><text:span text:style-name="T18">function</text:span> <text:span text:style-name="T19">retour</text:span><text:span text:style-name="T7">=</text:span><text:span text:style-name="T17">compare</text:span><text:span text:style-name="T3">(</text:span><text:span text:style-name="T19">estim</text:span>, <text:span text:style-name="T19">y_test</text:span><text:span text:style-name="T3">)</text:span></text:p>
      <text:p text:style-name="P4"><text:s text:c="4"/><text:span text:style-name="T20">retour</text:span><text:span text:style-name="T8">=</text:span><text:span text:style-name="T21">zeros</text:span><text:span text:style-name="T4">(</text:span><text:span text:style-name="T21">size</text:span><text:span text:style-name="T4">(</text:span><text:span text:style-name="T20">estim</text:span><text:span text:style-name="T21">,</text:span><text:span text:style-name="T6">1</text:span><text:span text:style-name="T4">)</text:span><text:span text:style-name="T21">,</text:span><text:span text:style-name="T6">1</text:span><text:span text:style-name="T4">)</text:span><text:span text:style-name="T21">;</text:span></text:p>
      <text:p text:style-name="P4"><text:s text:c="4"/><text:span text:style-name="T22">for</text:span><text:span text:style-name="T21"> i</text:span><text:span text:style-name="T8">=</text:span><text:span text:style-name="T21"> </text:span><text:span text:style-name="T6">1</text:span><text:span text:style-name="T10">:</text:span><text:span text:style-name="T21">size</text:span><text:span text:style-name="T4">(</text:span><text:span text:style-name="T20">estim</text:span><text:span text:style-name="T21">,</text:span><text:span text:style-name="T6">1</text:span><text:span text:style-name="T4">)</text:span></text:p>
      <text:p text:style-name="P4"><text:s text:c="8"/><text:span text:style-name="T22">if</text:span><text:span text:style-name="T4">(</text:span><text:span text:style-name="T20">estim</text:span><text:span text:style-name="T4">(</text:span><text:span text:style-name="T21">i</text:span><text:span text:style-name="T4">)</text:span><text:span text:style-name="T8">&lt;&gt;</text:span><text:span text:style-name="T20">y_test</text:span><text:span text:style-name="T4">(</text:span><text:span text:style-name="T21">i</text:span><text:span text:style-name="T4">))</text:span><text:span text:style-name="T21"> </text:span><text:span text:style-name="T22">then</text:span></text:p>
      <text:p text:style-name="P4"><text:s text:c="12"/><text:span text:style-name="T20">retour</text:span><text:span text:style-name="T4">(</text:span><text:span text:style-name="T21">i</text:span><text:span text:style-name="T4">)</text:span><text:span text:style-name="T8">=</text:span><text:span text:style-name="T6">1</text:span><text:span text:style-name="T21">;</text:span></text:p>
      <text:p text:style-name="P4"><text:s text:c="8"/><text:span text:style-name="T22">end</text:span><text:span text:style-name="T21"> </text:span></text:p>
      <text:p text:style-name="P4"><text:s text:c="4"/><text:span text:style-name="T22">end</text:span></text:p>
      <text:p text:style-name="P4">endfunction</text:p>
      <text:p text:style-name="P4"/>
      <text:p text:style-name="P4"/>
      <text:p text:style-name="P9"/>
      <text:list xml:id="list33494887" text:continue-list="list33491072" text:style-name="L1">
        <text:list-item>
          <text:p text:style-name="P15"><text:soft-page-break/>L'algorithme Naïve Bayes</text:p>
        </text:list-item>
      </text:list>
      <text:p text:style-name="P1">Question 1 :</text:p>
      <text:p text:style-name="P9"><text:tab/>L'hypothèse principale dans cette approche est l'indépendance conditionnelle des attributs.</text:p>
      <text:p text:style-name="P9"/>
      <text:p text:style-name="P1">Question 2 :</text:p>
      <text:p text:style-name="P9"/>
      <text:p text:style-name="P1">Question 3 :</text:p>
      <text:p text:style-name="P9"><text:tab/>Cette approche est supervisée car on se base sur des références de pixels pour classer les pixels de l'image x. Dans la plus part des applications pratiques, l'estimation des paramètres pour les modèles bayésiens naïfs repose sur le maximum de vraisemblance.</text:p>
      <text:p text:style-name="P9"/>
      <text:p text:style-name="P1">Question 4 : </text:p>
      <text:p text:style-name="P9"><text:tab/>Cette approche est probabiliste car cette algorithme est basée sur le théorème de Bayes, qui est lui même basé sur la théorie des probabilités. La formule de l'algorithme est la suivante : </text:p>
      <text:p text:style-name="P9">p((x1,...,xn)|Ci) = multiplication de j = 1 à n de p(xj | Ci). </text:p>
      <text:p text:style-name="P9">Il nous faut donc calculer la fréquence de chaque pixel qui est dans l'image. Par conséquence, nous avons bien une probabilité de présence du pixel dans l'image.</text:p>
      <text:p text:style-name="P9"/>
      <text:p text:style-name="P1"><text:span text:style-name="T31">Conclusion</text:span> </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5T11:35:22.08</meta:creation-date>
    <dc:date>2013-03-05T13:34:24.24</dc:date>
    <meta:editing-duration>PT19M58S</meta:editing-duration>
    <meta:editing-cycles>3</meta:editing-cycles>
    <meta:generator>LibreOffice/3.5$Windows_x86 LibreOffice_project/3215f89-f603614-ab984f2-7348103-1225a5b</meta:generator>
    <meta:document-statistic meta:table-count="0" meta:image-count="0" meta:object-count="0" meta:page-count="3" meta:paragraph-count="82" meta:word-count="638" meta:character-count="4450" meta:non-whitespace-character-count="3488"/>
  </office:meta>
</office:document-meta>
</file>